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ce3" style:family="table-cell" style:parent-style-name="Default" style:data-style-name="N114"/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Payload Dat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2]+[.C3]" office:value-type="float" office:value="700" calcext:value-type="float">
            <text:p>7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" calcext:value-type="float">
            <text:p>0</text:p>
          </table:table-cell>
          <table:table-cell table:formula="of:=8" office:value-type="float" office:value="8" calcext:value-type="float">
            <text:p>8</text:p>
          </table:table-cell>
          <table:table-cell table:formula="of:=[.F5]+8" office:value-type="float" office:value="16" calcext:value-type="float">
            <text:p>16</text:p>
          </table:table-cell>
          <table:table-cell table:formula="of:=[.G5]+8" office:value-type="float" office:value="24" calcext:value-type="float">
            <text:p>24</text:p>
          </table:table-cell>
          <table:table-cell table:formula="of:=[.H5]+8" office:value-type="float" office:value="32" calcext:value-type="float">
            <text:p>32</text:p>
          </table:table-cell>
          <table:table-cell table:formula="of:=[.I5]+8" office:value-type="float" office:value="40" calcext:value-type="float">
            <text:p>40</text:p>
          </table:table-cell>
          <table:table-cell table:formula="of:=[.J5]+8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formula="of:=1/[.C5]" office:value-type="float" office:value="25" calcext:value-type="float">
            <text:p>25</text:p>
          </table:table-cell>
          <table:table-cell/>
          <table:table-cell table:formula="of:=[.E5]+2" office:value-type="float" office:value="2" calcext:value-type="float">
            <text:p>2</text:p>
          </table:table-cell>
          <table:table-cell table:formula="of:=[.F5]+2" office:value-type="float" office:value="10" calcext:value-type="float">
            <text:p>10</text:p>
          </table:table-cell>
          <table:table-cell table:formula="of:=[.G5]+2" office:value-type="float" office:value="18" calcext:value-type="float">
            <text:p>18</text:p>
          </table:table-cell>
          <table:table-cell table:formula="of:=[.H5]+2" office:value-type="float" office:value="26" calcext:value-type="float">
            <text:p>26</text:p>
          </table:table-cell>
          <table:table-cell table:formula="of:=[.I5]+2" office:value-type="float" office:value="34" calcext:value-type="float">
            <text:p>34</text:p>
          </table:table-cell>
          <table:table-cell table:formula="of:=[.J5]+2" office:value-type="float" office:value="42" calcext:value-type="float">
            <text:p>42</text:p>
          </table:table-cell>
          <table:table-cell table:formula="of:=[.K5]+2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4]*[.C5]" office:value-type="float" office:value="28" calcext:value-type="float">
            <text:p>28</text:p>
          </table:table-cell>
          <table:table-cell/>
          <table:table-cell table:formula="of:=[.E6]+2" office:value-type="float" office:value="4" calcext:value-type="float">
            <text:p>4</text:p>
          </table:table-cell>
          <table:table-cell table:formula="of:=[.F6]+2" office:value-type="float" office:value="12" calcext:value-type="float">
            <text:p>12</text:p>
          </table:table-cell>
          <table:table-cell table:formula="of:=[.G6]+2" office:value-type="float" office:value="20" calcext:value-type="float">
            <text:p>20</text:p>
          </table:table-cell>
          <table:table-cell table:formula="of:=[.H6]+2" office:value-type="float" office:value="28" calcext:value-type="float">
            <text:p>28</text:p>
          </table:table-cell>
          <table:table-cell table:formula="of:=[.I6]+2" office:value-type="float" office:value="36" calcext:value-type="float">
            <text:p>36</text:p>
          </table:table-cell>
          <table:table-cell table:formula="of:=[.J6]+2" office:value-type="float" office:value="44" calcext:value-type="float">
            <text:p>44</text:p>
          </table:table-cell>
          <table:table-cell table:formula="of:=[.K6]+2"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table:formula="of:=[.E7]+2" office:value-type="float" office:value="6" calcext:value-type="float">
            <text:p>6</text:p>
          </table:table-cell>
          <table:table-cell table:formula="of:=[.F7]+2" office:value-type="float" office:value="14" calcext:value-type="float">
            <text:p>14</text:p>
          </table:table-cell>
          <table:table-cell table:formula="of:=[.G7]+2" office:value-type="float" office:value="22" calcext:value-type="float">
            <text:p>22</text:p>
          </table:table-cell>
          <table:table-cell table:formula="of:=[.H7]+2" office:value-type="float" office:value="30" calcext:value-type="float">
            <text:p>30</text:p>
          </table:table-cell>
          <table:table-cell table:formula="of:=[.I7]+2" office:value-type="float" office:value="38" calcext:value-type="float">
            <text:p>38</text:p>
          </table:table-cell>
          <table:table-cell table:formula="of:=[.J7]+2" office:value-type="float" office:value="46" calcext:value-type="float">
            <text:p>46</text:p>
          </table:table-cell>
          <table:table-cell table:formula="of:=[.K7]+2"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Mode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ymbol period (s)</text:p>
          </table:table-cell>
          <table:table-cell table:style-name="ce2" table:formula="of:=1/[.C11]" office:value-type="float" office:value="0.0133333333333333" calcext:value-type="float">
            <text:p>0.0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lot Symbols/frame</text:p>
          </table:table-cell>
          <table:table-cell table:formula="of:=[.C13]*[.C15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symbols/frame</text:p>
          </table:table-cell>
          <table:table-cell table:formula="of:=[.C14]*[.C15]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bits/frame</text:p>
          </table:table-cell>
          <table:table-cell table:formula="of:=[.C17]*2"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lot bits/frame</text:p>
          </table:table-cell>
          <table:table-cell table:formula="of:=[.C16]*2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coder frames/modem frame</text:p>
          </table:table-cell>
          <table:table-cell table:formula="of:=[.C18]/[.C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Symbols/frame</text:p>
          </table:table-cell>
          <table:table-cell table:formula="of:=([.C13]+[.C14])*[.C15]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table:formula="of:=([.C13]+[.C14])*[.C10]" office:value-type="float" office:value="0.0799999999999998" calcext:value-type="float">
            <text:p>0.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style-name="ce3" table:formula="of:=1/[.C22]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 bit rate</text:p>
          </table:table-cell>
          <table:table-cell table:style-name="ce3" table:formula="of:=[.C17]*2/[.C22]" office:value-type="float" office:value="700" calcext:value-type="float">
            <text:p>700.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bit rate Rb</text:p>
          </table:table-cell>
          <table:table-cell table:style-name="ce3" table:formula="of:=([.C18]+[.C19])/[.C22]" office:value-type="float" office:value="1050" calcext:value-type="float">
            <text:p>1050.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mplementation loss (dB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NR for 1% BER</text:p>
          </table:table-cell>
          <table:table-cell table:style-name="ce4" table:formula="of:=[.C27]+10*LOG10([.C25]/[.C26])+[.C28]" office:value-type="float" office:value="0.440680443502767" calcext:value-type="float">
            <text:p>0.44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rrier bandwidth</text:p>
          </table:table-cell>
          <table:table-cell table:formula="of:=[.C11]*([.C34])" office:value-type="float" office:value="112.5" calcext:value-type="float">
            <text:p>112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signal bandwidth</text:p>
          </table:table-cell>
          <table:table-cell table:formula="of:=[.C15]*[.C35]" office:value-type="float" office:value="787.5" calcext:value-type="float">
            <text:p>787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BW with diversity</text:p>
          </table:table-cell>
          <table:table-cell table:formula="of:=[.C37]*[.C36]" office:value-type="float" office:value="1575" calcext:value-type="float">
            <text:p>157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09:52:46.973054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7-02-04T10:00:00.356386243</dc:date>
    <meta:editing-duration>PT9H44M40S</meta:editing-duration>
    <meta:editing-cycles>8</meta:editing-cycles>
    <meta:generator>LibreOffice/4.2.8.2$Linux_X86_64 LibreOffice_project/420m0$Build-2</meta:generator>
    <dc:creator>David </dc:creator>
    <meta:document-statistic meta:table-count="1" meta:cell-count="90" meta:object-count="0"/>
  </office:meta>
</office:document-meta>
</file>